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d8d37" officeooo:paragraph-rsid="000d8d37" style:font-weight-asian="bold" style:font-weight-complex="bold"/>
    </style:style>
    <style:style style:name="P2" style:family="paragraph" style:parent-style-name="Standard">
      <style:text-properties fo:font-weight="normal" officeooo:rsid="000d8d37" officeooo:paragraph-rsid="000d8d37" style:font-weight-asian="normal" style:font-weight-complex="normal"/>
    </style:style>
    <style:style style:name="P3" style:family="paragraph" style:parent-style-name="Standard">
      <style:text-properties fo:font-weight="normal" officeooo:rsid="000f7848" officeooo:paragraph-rsid="000f7848" style:font-weight-asian="normal" style:font-weight-complex="normal"/>
    </style:style>
    <style:style style:name="P4" style:family="paragraph" style:parent-style-name="Standard">
      <style:text-properties fo:font-weight="normal" officeooo:rsid="001020f5" officeooo:paragraph-rsid="001020f5" style:font-weight-asian="normal" style:font-weight-complex="normal"/>
    </style:style>
    <style:style style:name="P5" style:family="paragraph" style:parent-style-name="Standard">
      <style:text-properties fo:font-weight="normal" officeooo:rsid="0010e227" officeooo:paragraph-rsid="0010e227" style:font-weight-asian="normal" style:font-weight-complex="normal"/>
    </style:style>
    <style:style style:name="P6" style:family="paragraph" style:parent-style-name="Standard">
      <style:text-properties fo:font-weight="normal" officeooo:rsid="0011c229" officeooo:paragraph-rsid="0011c229" style:font-weight-asian="normal" style:font-weight-complex="normal"/>
    </style:style>
    <style:style style:name="P7" style:family="paragraph" style:parent-style-name="Standard">
      <style:text-properties fo:font-weight="normal" officeooo:rsid="00138311" officeooo:paragraph-rsid="00138311" style:font-weight-asian="normal" style:font-weight-complex="normal"/>
    </style:style>
    <style:style style:name="P8" style:family="paragraph" style:parent-style-name="Standard">
      <style:text-properties fo:font-weight="normal" officeooo:rsid="00138311" officeooo:paragraph-rsid="001477b4" style:font-weight-asian="normal" style:font-weight-complex="normal"/>
    </style:style>
    <style:style style:name="P9" style:family="paragraph" style:parent-style-name="Standard">
      <style:text-properties fo:font-weight="normal" officeooo:rsid="001477b4" officeooo:paragraph-rsid="001477b4" style:font-weight-asian="normal" style:font-weight-complex="normal"/>
    </style:style>
    <style:style style:name="P10" style:family="paragraph" style:parent-style-name="Standard">
      <style:text-properties fo:font-weight="normal" officeooo:rsid="00164f2a" officeooo:paragraph-rsid="00164f2a" style:font-weight-asian="normal" style:font-weight-complex="normal"/>
    </style:style>
    <style:style style:name="P11" style:family="paragraph" style:parent-style-name="Standard">
      <style:text-properties fo:font-weight="normal" officeooo:rsid="00180ed4" officeooo:paragraph-rsid="00180ed4" style:font-weight-asian="normal" style:font-weight-complex="normal"/>
    </style:style>
    <style:style style:name="P12" style:family="paragraph" style:parent-style-name="Standard">
      <style:text-properties fo:font-weight="normal" officeooo:rsid="00145345" officeooo:paragraph-rsid="001477b4" style:font-weight-asian="normal" style:font-weight-complex="normal"/>
    </style:style>
    <style:style style:name="T1" style:family="text">
      <style:text-properties officeooo:rsid="001020f5"/>
    </style:style>
    <style:style style:name="T2" style:family="text">
      <style:text-properties officeooo:rsid="0010e227"/>
    </style:style>
    <style:style style:name="T3" style:family="text">
      <style:text-properties officeooo:rsid="0011c229"/>
    </style:style>
    <style:style style:name="T4" style:family="text">
      <style:text-properties officeooo:rsid="00145345"/>
    </style:style>
    <style:style style:name="T5" style:family="text">
      <style:text-properties officeooo:rsid="001477b4"/>
    </style:style>
    <style:style style:name="T6" style:family="text">
      <style:text-properties officeooo:rsid="00180ed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njamin Jenney</text:p>
      <text:p text:style-name="P1"/>
      <text:p text:style-name="P1">HOMEWORK 11</text:p>
      <text:p text:style-name="P1">CHAPTER 6</text:p>
      <text:p text:style-name="P1"/>
      <text:p text:style-name="P2">1. Function Header</text:p>
      <text:p text:style-name="P2"/>
      <text:p text:style-name="P2">2. void</text:p>
      <text:p text:style-name="P2"/>
      <text:p text:style-name="P2">3. showValue(5)</text:p>
      <text:p text:style-name="P2"/>
      <text:p text:style-name="P2">4.Either a functions prototype or its entire definition must precede all calls to the function.</text:p>
      <text:p text:style-name="P2"/>
      <text:p text:style-name="P2">5. arguments</text:p>
      <text:p text:style-name="P2"/>
      <text:p text:style-name="P2">6. parameters</text:p>
      <text:p text:style-name="P2"/>
      <text:p text:style-name="P2">7. value</text:p>
      <text:p text:style-name="P2"/>
      <text:p text:style-name="P2">8. prototype</text:p>
      <text:p text:style-name="P2"/>
      <text:p text:style-name="P2">9. local</text:p>
      <text:p text:style-name="P2"/>
      <text:p text:style-name="P2">10. global</text:p>
      <text:p text:style-name="P2"/>
      <text:p text:style-name="P2">11. global</text:p>
      <text:p text:style-name="P3"/>
      <text:p text:style-name="P3">12. 0</text:p>
      <text:p text:style-name="P3"/>
      <text:p text:style-name="P3">13. local</text:p>
      <text:p text:style-name="P3"/>
      <text:p text:style-name="P3">14. static</text:p>
      <text:p text:style-name="P3"/>
      <text:p text:style-name="P3">15. return</text:p>
      <text:p text:style-name="P3"/>
      <text:p text:style-name="P3">16. default</text:p>
      <text:p text:style-name="P3"/>
      <text:p text:style-name="P3">17. last</text:p>
      <text:p text:style-name="P3"/>
      <text:p text:style-name="P3">18. literal value, or named constant</text:p>
      <text:p text:style-name="P3"/>
      <text:p text:style-name="P3">19. reference</text:p>
      <text:p text:style-name="P3"/>
      <text:p text:style-name="P3">20. &amp;</text:p>
      <text:p text:style-name="P3"/>
      <text:p text:style-name="P3">21. reference</text:p>
      <text:p text:style-name="P3"/>
      <text:p text:style-name="P3">22. <text:span text:style-name="T1">exit()</text:span></text:p>
      <text:p text:style-name="P4"/>
      <text:p text:style-name="P4"><text:soft-page-break/>23. parameters</text:p>
      <text:p text:style-name="P4"/>
      <text:p text:style-name="P4">24. functions are more immutable and behave consistently because there scope is limited, this helps prevent accidentally changing global variables, or variables in main unless they are referenced, this makes debugging and testing easier. It also organizes tasks, and if a task needs to be updated you can do it without changing code other parts of the program are using.</text:p>
      <text:p text:style-name="P4"/>
      <text:p text:style-name="P4">25. an argument is a value or literal that is passed to a function, a parameter is a dummy name given to th<text:span text:style-name="T2">e</text:span> <text:span text:style-name="T2">argument passed</text:span>, that is local to the function.</text:p>
      <text:p text:style-name="P4"/>
      <text:p text:style-name="P4">26. <text:span text:style-name="T2">yes, a parameter with defined type expects an argument of the same type.</text:span></text:p>
      <text:p text:style-name="P4"/>
      <text:p text:style-name="P5">27. Is a function with a different function signature but the same name (essentially they have different parameters, or more/less parameters)</text:p>
      <text:p text:style-name="P5"/>
      <text:p text:style-name="P5">28. <text:span text:style-name="T3">pass it by value.</text:span></text:p>
      <text:p text:style-name="P5"/>
      <text:p text:style-name="P6">29. when you want the changes to the variable to remain after the function call.</text:p>
      <text:p text:style-name="P6"/>
      <text:p text:style-name="P6">30. you return it.</text:p>
      <text:p text:style-name="P6"/>
      <text:p text:style-name="P6">31. yes.</text:p>
      <text:p text:style-name="P6"/>
      <text:p text:style-name="P6">32. each time a function is called its data is reset, making it static means the new values remain in memory after the function is called for the function to use later.</text:p>
      <text:p text:style-name="P6"/>
      <text:p text:style-name="P7">34.</text:p>
      <text:p text:style-name="P7"><text:tab/>int result = cube(4);</text:p>
      <text:p text:style-name="P7"/>
      <text:p text:style-name="P7">38.</text:p>
      <text:p text:style-name="P7"><text:tab/>int biggest(int x, int y, int z) {</text:p>
      <text:p text:style-name="P8"><text:tab/><text:span text:style-name="T5">int max = 0;</text:span></text:p>
      <text:p text:style-name="P8"/>
      <text:p text:style-name="P12"><text:tab/>if (x &lt; y) {</text:p>
      <text:p text:style-name="P7"><text:tab/><text:tab/><text:span text:style-name="T4">max = y – z;</text:span></text:p>
      <text:p text:style-name="P7"><text:tab/><text:span text:style-name="T4">}</text:span></text:p>
      <text:p text:style-name="P7"/>
      <text:p text:style-name="P7"><text:tab/><text:span text:style-name="T4">if (max &gt; 0) {</text:span></text:p>
      <text:p text:style-name="P7"><text:tab/><text:tab/><text:span text:style-name="T4">return y;</text:span></text:p>
      <text:p text:style-name="P7"/>
      <text:p text:style-name="P7"><text:tab/><text:span text:style-name="T4">} else if ( max &lt; 0) {</text:span></text:p>
      <text:p text:style-name="P7"><text:tab/><text:tab/><text:span text:style-name="T4">return z;</text:span></text:p>
      <text:p text:style-name="P7"/>
      <text:p text:style-name="P7"><text:tab/><text:span text:style-name="T4">}</text:span></text:p>
      <text:p text:style-name="P7"/>
      <text:p text:style-name="P7"><text:tab/><text:span text:style-name="T4">return x;</text:span></text:p>
      <text:p text:style-name="P9"><text:tab/>}</text:p>
      <text:p text:style-name="P9"/>
      <text:p text:style-name="P9"/>
      <text:p text:style-name="P10"><text:soft-page-break/>39.</text:p>
      <text:p text:style-name="P10">a) void should be int</text:p>
      <text:p text:style-name="P10"/>
      <text:p text:style-name="P10">b) is not returning anything should have return type void</text:p>
      <text:p text:style-name="P10"/>
      <text:p text:style-name="P10">c) default assignments should be the last in parameter list</text:p>
      <text:p text:style-name="P10"/>
      <text:p text:style-name="P10">d) <text:span text:style-name="T6">&amp;value not value&amp;</text:span></text:p>
      <text:p text:style-name="P10"/>
      <text:p text:style-name="P11">e) both functions have the same parameters</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15:08:26.184764033</meta:creation-date>
    <dc:date>2018-10-30T17:23:21.992623679</dc:date>
    <meta:editing-duration>PT19H10M6S</meta:editing-duration>
    <meta:editing-cycles>3</meta:editing-cycles>
    <meta:generator>LibreOffice/6.0.6.2$Linux_X86_64 LibreOffice_project/00m0$Build-2</meta:generator>
    <meta:document-statistic meta:table-count="0" meta:image-count="0" meta:object-count="0" meta:page-count="3" meta:paragraph-count="56" meta:word-count="340" meta:character-count="1806" meta:non-whitespace-character-count="1505"/>
  </office:meta>
</office:document-meta>
</file>